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016in"/>
    </style:style>
    <style:style style:name="co4" style:family="table-column">
      <style:table-column-properties fo:break-before="auto" style:column-width="0.7791in"/>
    </style:style>
    <style:style style:name="co5" style:family="table-column">
      <style:table-column-properties fo:break-before="auto" style:column-width="0.8571in"/>
    </style:style>
    <style:style style:name="co6" style:family="table-column">
      <style:table-column-properties fo:break-before="auto" style:column-width="0.9346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1.0902in"/>
    </style:style>
    <style:style style:name="co9" style:family="table-column">
      <style:table-column-properties fo:break-before="auto" style:column-width="1.1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7"/>
    <style:style style:name="ce2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Ring Diameter</text:p>
          </table:table-cell>
          <table:table-cell office:value-type="float" office:value="3.75">
            <text:p>3.75</text:p>
          </table:table-cell>
          <table:table-cell table:formula="of:=[.B1]*[.$C$11]" office:value-type="float" office:value="7.5">
            <text:p>7.5</text:p>
          </table:table-cell>
          <table:table-cell table:formula="of:=[.C1]*2" office:value-type="float" office:value="15">
            <text:p>15</text:p>
          </table:table-cell>
          <table:table-cell table:formula="of:=[.D1]*2" office:value-type="float" office:value="30">
            <text:p>30</text:p>
          </table:table-cell>
          <table:table-cell table:formula="of:=[.E1]*2" office:value-type="float" office:value="60">
            <text:p>60</text:p>
          </table:table-cell>
          <table:table-cell table:formula="of:=[.F1]*2" office:value-type="float" office:value="120">
            <text:p>120</text:p>
          </table:table-cell>
          <table:table-cell table:formula="of:=[.G1]*2" office:value-type="float" office:value="240">
            <text:p>240</text:p>
          </table:table-cell>
          <table:table-cell table:formula="of:=[.H1]*2" office:value-type="float" office:value="480">
            <text:p>480</text:p>
          </table:table-cell>
          <table:table-cell table:formula="of:=[.I1]*2" office:value-type="float" office:value="960">
            <text:p>960</text:p>
          </table:table-cell>
          <table:table-cell table:formula="of:=[.J1]*2" office:value-type="float" office:value="1920">
            <text:p>1920</text:p>
          </table:table-cell>
          <table:table-cell table:formula="of:=[.K1]*2" office:value-type="float" office:value="3840">
            <text:p>3840</text:p>
          </table:table-cell>
          <table:table-cell table:formula="of:=[.L1]*2" office:value-type="float" office:value="7680">
            <text:p>7680</text:p>
          </table:table-cell>
          <table:table-cell table:formula="of:=[.M1]*2" office:value-type="float" office:value="15360">
            <text:p>15360</text:p>
          </table:table-cell>
          <table:table-cell table:formula="of:=[.N1]*2" office:value-type="float" office:value="30720">
            <text:p>30720</text:p>
          </table:table-cell>
          <table:table-cell table:formula="of:=[.O1]*2" office:value-type="float" office:value="61440">
            <text:p>61440</text:p>
          </table:table-cell>
          <table:table-cell table:number-columns-repeated="10"/>
        </table:table-row>
        <table:table-row table:style-name="ro1">
          <table:table-cell office:value-type="string">
            <text:p>Total Diameter</text:p>
          </table:table-cell>
          <table:table-cell table:formula="of:=[.B1]+0.2" office:value-type="float" office:value="3.95">
            <text:p>3.95</text:p>
          </table:table-cell>
          <table:table-cell table:formula="of:=[.C1]+0.2" office:value-type="float" office:value="7.7">
            <text:p>7.7</text:p>
          </table:table-cell>
          <table:table-cell table:formula="of:=[.D1]+0.2" office:value-type="float" office:value="15.2">
            <text:p>15.2</text:p>
          </table:table-cell>
          <table:table-cell table:formula="of:=[.E1]+0.2" office:value-type="float" office:value="30.2">
            <text:p>30.2</text:p>
          </table:table-cell>
          <table:table-cell table:formula="of:=[.F1]+0.2" office:value-type="float" office:value="60.2">
            <text:p>60.2</text:p>
          </table:table-cell>
          <table:table-cell table:formula="of:=[.G1]+0.2" office:value-type="float" office:value="120.2">
            <text:p>120.2</text:p>
          </table:table-cell>
          <table:table-cell table:formula="of:=[.H1]+0.2" office:value-type="float" office:value="240.2">
            <text:p>240.2</text:p>
          </table:table-cell>
          <table:table-cell table:formula="of:=[.I1]+0.2" office:value-type="float" office:value="480.2">
            <text:p>480.2</text:p>
          </table:table-cell>
          <table:table-cell table:formula="of:=[.J1]+0.2" office:value-type="float" office:value="960.2">
            <text:p>960.2</text:p>
          </table:table-cell>
          <table:table-cell table:formula="of:=[.K1]+0.2" office:value-type="float" office:value="1920.2">
            <text:p>1920.2</text:p>
          </table:table-cell>
          <table:table-cell table:formula="of:=[.L1]+0.2" office:value-type="float" office:value="3840.2">
            <text:p>3840.2</text:p>
          </table:table-cell>
          <table:table-cell table:number-columns-repeated="14"/>
        </table:table-row>
        <table:table-row table:style-name="ro1">
          <table:table-cell office:value-type="string">
            <text:p>Eye Diameter</text:p>
          </table:table-cell>
          <table:table-cell table:formula="of:=[.B2]+([.B2]*[.B7])" office:value-type="float" office:value="11.85">
            <text:p>11.85</text:p>
          </table:table-cell>
          <table:table-cell table:formula="of:=[.C2]+([.C2]*[.C7])" office:value-type="float" office:value="38.5">
            <text:p>38.5</text:p>
          </table:table-cell>
          <table:table-cell table:formula="of:=[.D2]+([.D2]*[.D7])" office:value-type="float" office:value="136.8">
            <text:p>136.8</text:p>
          </table:table-cell>
          <table:table-cell table:formula="of:=[.E2]+([.E2]*[.E7])" office:value-type="float" office:value="392.6">
            <text:p>392.6</text:p>
          </table:table-cell>
          <table:table-cell table:formula="of:=[.F2]+([.F2]*[.F7])" office:value-type="float" office:value="1143.8">
            <text:p>1143.8</text:p>
          </table:table-cell>
          <table:table-cell table:formula="of:=[.G2]+([.G2]*[.G7])" office:value-type="float" office:value="3365.6">
            <text:p>3365.6</text:p>
          </table:table-cell>
          <table:table-cell table:formula="of:=[.H2]+([.H2]*[.H7])" office:value-type="float" office:value="10088.4">
            <text:p>10088.4</text:p>
          </table:table-cell>
          <table:table-cell table:formula="of:=[.I2]+([.I2]*[.I7])" office:value-type="float" office:value="30252.6">
            <text:p>30252.6</text:p>
          </table:table-cell>
          <table:table-cell table:formula="of:=[.J2]+([.J2]*[.J7])" office:value-type="float" office:value="90258.8">
            <text:p>90258.8</text:p>
          </table:table-cell>
          <table:table-cell table:formula="of:=[.K2]+([.K2]*[.K7])" office:value-type="float" office:value="270748.2">
            <text:p>270748.2</text:p>
          </table:table-cell>
          <table:table-cell table:formula="of:=[.L2]+([.L2]*[.L7])" office:value-type="float" office:value="810282.2">
            <text:p>810282.2</text:p>
          </table:table-cell>
          <table:table-cell table:number-columns-repeated="14"/>
        </table:table-row>
        <table:table-row table:style-name="ro1">
          <table:table-cell office:value-type="string">
            <text:p>Tower Diameter</text:p>
          </table:table-cell>
          <table:table-cell table:style-name="ce1" table:formula="of:=[.C4]*0.66" office:value-type="float" office:value="0.06534">
            <text:p>0.065</text:p>
          </table:table-cell>
          <table:table-cell table:style-name="ce1" table:formula="of:=[.D4]*0.66" office:value-type="float" office:value="0.099">
            <text:p>0.099</text:p>
          </table:table-cell>
          <table:table-cell table:style-name="ce1" office:value-type="float" office:value="0.15">
            <text:p>0.150</text:p>
          </table:table-cell>
          <table:table-cell table:style-name="ce1" table:formula="of:=[.D4]+([.D4]*0.33)" office:value-type="float" office:value="0.1995">
            <text:p>0.200</text:p>
          </table:table-cell>
          <table:table-cell table:style-name="ce1" table:formula="of:=[.E4]+([.E4]*0.33)" office:value-type="float" office:value="0.265335">
            <text:p>0.265</text:p>
          </table:table-cell>
          <table:table-cell table:style-name="ce1" table:formula="of:=[.F4]+([.F4]*0.33)" office:value-type="float" office:value="0.35289555">
            <text:p>0.353</text:p>
          </table:table-cell>
          <table:table-cell table:style-name="ce1" table:formula="of:=[.G4]+([.G4]*0.33)" office:value-type="float" office:value="0.4693510815">
            <text:p>0.469</text:p>
          </table:table-cell>
          <table:table-cell table:style-name="ce1" table:formula="of:=[.H4]+([.H4]*0.33)" office:value-type="float" office:value="0.624236938395">
            <text:p>0.624</text:p>
          </table:table-cell>
          <table:table-cell table:style-name="ce1" table:formula="of:=[.I4]+([.I4]*0.33)" office:value-type="float" office:value="0.83023512806535">
            <text:p>0.830</text:p>
          </table:table-cell>
          <table:table-cell table:style-name="ce1" table:formula="of:=[.J4]+([.J4]*0.33)" office:value-type="float" office:value="1.10421272032692">
            <text:p>1.104</text:p>
          </table:table-cell>
          <table:table-cell table:style-name="ce1" table:formula="of:=[.K4]+([.K4]*0.33)" office:value-type="float" office:value="1.4686029180348">
            <text:p>1.469</text:p>
          </table:table-cell>
          <table:table-cell table:style-name="ce1" table:formula="of:=[.L4]*[.$C$12]" office:value-type="float" office:value="1.9581372240464">
            <text:p>1.958</text:p>
          </table:table-cell>
          <table:table-cell table:style-name="ce1" table:formula="of:=[.M4]*[.$C$12]" office:value-type="float" office:value="2.61084963206186">
            <text:p>2.611</text:p>
          </table:table-cell>
          <table:table-cell table:style-name="ce1" table:formula="of:=[.N4]*[.$C$12]" office:value-type="float" office:value="3.48113284274915">
            <text:p>3.481</text:p>
          </table:table-cell>
          <table:table-cell table:style-name="ce1" table:formula="of:=[.O4]*[.$C$12]" office:value-type="float" office:value="4.64151045699887">
            <text:p>4.642</text:p>
          </table:table-cell>
          <table:table-cell table:number-columns-repeated="10"/>
        </table:table-row>
        <table:table-row table:style-name="ro1">
          <table:table-cell office:value-type="string">
            <text:p>Tower Radius</text:p>
          </table:table-cell>
          <table:table-cell table:style-name="ce1" table:formula="of:=[.B4]/2" office:value-type="float" office:value="0.03267">
            <text:p>0.033</text:p>
          </table:table-cell>
          <table:table-cell table:style-name="ce1" table:formula="of:=[.C4]/2" office:value-type="float" office:value="0.0495">
            <text:p>0.050</text:p>
          </table:table-cell>
          <table:table-cell table:style-name="ce1" table:formula="of:=[.D4]/2" office:value-type="float" office:value="0.075">
            <text:p>0.075</text:p>
          </table:table-cell>
          <table:table-cell table:style-name="ce1" table:formula="of:=[.E4]/2" office:value-type="float" office:value="0.09975">
            <text:p>0.100</text:p>
          </table:table-cell>
          <table:table-cell table:style-name="ce1" table:formula="of:=[.F4]/2" office:value-type="float" office:value="0.1326675">
            <text:p>0.133</text:p>
          </table:table-cell>
          <table:table-cell table:style-name="ce1" table:formula="of:=[.G4]/2" office:value-type="float" office:value="0.176447775">
            <text:p>0.176</text:p>
          </table:table-cell>
          <table:table-cell table:style-name="ce1" table:formula="of:=[.H4]/2" office:value-type="float" office:value="0.23467554075">
            <text:p>0.235</text:p>
          </table:table-cell>
          <table:table-cell table:style-name="ce1" table:formula="of:=[.I4]/2" office:value-type="float" office:value="0.3121184691975">
            <text:p>0.312</text:p>
          </table:table-cell>
          <table:table-cell table:style-name="ce1" table:formula="of:=[.J4]/2" office:value-type="float" office:value="0.415117564032675">
            <text:p>0.415</text:p>
          </table:table-cell>
          <table:table-cell table:style-name="ce1" table:formula="of:=[.K4]/2" office:value-type="float" office:value="0.552106360163458">
            <text:p>0.552</text:p>
          </table:table-cell>
          <table:table-cell table:style-name="ce1" table:formula="of:=[.L4]/2" office:value-type="float" office:value="0.734301459017399">
            <text:p>0.734</text:p>
          </table:table-cell>
          <table:table-cell table:style-name="ce1" table:formula="of:=[.M4]/2" office:value-type="float" office:value="0.979068612023198">
            <text:p>0.979</text:p>
          </table:table-cell>
          <table:table-cell table:style-name="ce1" table:formula="of:=[.N4]/2" office:value-type="float" office:value="1.30542481603093">
            <text:p>1.305</text:p>
          </table:table-cell>
          <table:table-cell table:style-name="ce1" table:formula="of:=[.O4]/2" office:value-type="float" office:value="1.74056642137457">
            <text:p>1.741</text:p>
          </table:table-cell>
          <table:table-cell table:style-name="ce1" table:formula="of:=[.P4]/2" office:value-type="float" office:value="2.32075522849943">
            <text:p>2.321</text:p>
          </table:table-cell>
          <table:table-cell table:number-columns-repeated="10"/>
        </table:table-row>
        <table:table-row table:style-name="ro1">
          <table:table-cell office:value-type="string">
            <text:p>Tower Height</text:p>
          </table:table-cell>
          <table:table-cell table:formula="of:=[.C6]*0.39" office:value-type="float" office:value="0.09126">
            <text:p>0.09</text:p>
          </table:table-cell>
          <table:table-cell table:formula="of:=[.D6]*0.39" office:value-type="float" office:value="0.234">
            <text:p>0.23</text:p>
          </table:table-cell>
          <table:table-cell office:value-type="float" office:value="0.6">
            <text:p>0.6</text:p>
          </table:table-cell>
          <table:table-cell table:formula="of:=[.D6]*([.D10]*100)" office:value-type="float" office:value="1.53">
            <text:p>1.53</text:p>
          </table:table-cell>
          <table:table-cell table:formula="of:=[.E6]*([.E10]*100)" office:value-type="float" office:value="3.8862">
            <text:p>3.89</text:p>
          </table:table-cell>
          <table:table-cell table:formula="of:=[.F6]*([.F10]*100)" office:value-type="float" office:value="9.832086">
            <text:p>9.83</text:p>
          </table:table-cell>
          <table:table-cell table:formula="of:=[.G6]*([.G10]*100)" office:value-type="float" office:value="24.87517758">
            <text:p>24.88</text:p>
          </table:table-cell>
          <table:table-cell table:formula="of:=[.H6]*([.H10]*100)" office:value-type="float" office:value="63.431702829">
            <text:p>63.43</text:p>
          </table:table-cell>
          <table:table-cell table:formula="of:=[.I6]*([.I10]*100)" office:value-type="float" office:value="163.01947627053">
            <text:p>163.02</text:p>
          </table:table-cell>
          <table:table-cell table:formula="of:=[.J6]*([.J10]*100)" office:value-type="float" office:value="417.329859252557">
            <text:p>417.33</text:p>
          </table:table-cell>
          <table:table-cell table:formula="of:=[.K6]*([.K10]*100)" office:value-type="float" office:value="1068.36443968655">
            <text:p>1068.36</text:p>
          </table:table-cell>
          <table:table-cell table:formula="of:=[.L6]*([.L10]*100)" office:value-type="float" office:value="2735.01296559756">
            <text:p>2735.01</text:p>
          </table:table-cell>
          <table:table-cell table:formula="of:=[.M6]*([.M10]*100)" office:value-type="float" office:value="7001.63319192974">
            <text:p>7001.63</text:p>
          </table:table-cell>
          <table:table-cell table:formula="of:=[.N6]*([.N10]*100)" office:value-type="float" office:value="17924.1809713401">
            <text:p>17924.18</text:p>
          </table:table-cell>
          <table:table-cell table:formula="of:=[.O6]*[.$C$12]" office:value-type="float" office:value="23898.9079617869">
            <text:p>23898.91</text:p>
          </table:table-cell>
          <table:table-cell table:number-columns-repeated="10"/>
        </table:table-row>
        <table:table-row table:style-name="ro1">
          <table:table-cell office:value-type="string">
            <text:p># of Towe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ROUND([.D7]*[.$C$10];0)" office:value-type="float" office:value="12">
            <text:p>12</text:p>
          </table:table-cell>
          <table:table-cell table:formula="of:=ROUND([.E7]*[.$C$10];0)" office:value-type="float" office:value="18">
            <text:p>18</text:p>
          </table:table-cell>
          <table:table-cell table:formula="of:=ROUND([.F7]*[.$C$10];0)" office:value-type="float" office:value="27">
            <text:p>27</text:p>
          </table:table-cell>
          <table:table-cell table:formula="of:=ROUND([.G7]*[.$C$10];0)" office:value-type="float" office:value="41">
            <text:p>41</text:p>
          </table:table-cell>
          <table:table-cell table:formula="of:=ROUND([.H7]*[.$C$10];0)" office:value-type="float" office:value="62">
            <text:p>62</text:p>
          </table:table-cell>
          <table:table-cell table:formula="of:=ROUND([.I7]*[.$C$10];0)" office:value-type="float" office:value="93">
            <text:p>93</text:p>
          </table:table-cell>
          <table:table-cell table:formula="of:=ROUND([.J7]*[.$C$10];0)" office:value-type="float" office:value="140">
            <text:p>140</text:p>
          </table:table-cell>
          <table:table-cell table:formula="of:=ROUND([.K7]*[.$C$10];0)" office:value-type="float" office:value="210">
            <text:p>210</text:p>
          </table:table-cell>
          <table:table-cell table:formula="of:=ROUND([.L7]*[.$C$10];0)" office:value-type="float" office:value="315">
            <text:p>315</text:p>
          </table:table-cell>
          <table:table-cell table:formula="of:=ROUND([.M7]*[.$C$10];0)" office:value-type="float" office:value="473">
            <text:p>473</text:p>
          </table:table-cell>
          <table:table-cell table:formula="of:=ROUND([.N7]*[.$C$10];0)" office:value-type="float" office:value="710">
            <text:p>710</text:p>
          </table:table-cell>
          <table:table-cell table:formula="of:=ROUND([.O7]*[.$C$10];0)" office:value-type="float" office:value="1065">
            <text:p>1065</text:p>
          </table:table-cell>
          <table:table-cell table:number-columns-repeated="10"/>
        </table:table-row>
        <table:table-row table:style-name="ro1">
          <table:table-cell office:value-type="string">
            <text:p>Perimeter</text:p>
          </table:table-cell>
          <table:table-cell table:formula="of:=2*PI()*([.B1]/2)" office:value-type="float" office:value="11.7809724509617">
            <text:p>11.78</text:p>
          </table:table-cell>
          <table:table-cell table:formula="of:=2*PI()*([.C1]/2)" office:value-type="float" office:value="23.5619449019234">
            <text:p>23.56</text:p>
          </table:table-cell>
          <table:table-cell table:formula="of:=2*PI()*([.D1]/2)" office:value-type="float" office:value="47.1238898038469">
            <text:p>47.12</text:p>
          </table:table-cell>
          <table:table-cell table:formula="of:=2*PI()*([.E1]/2)" office:value-type="float" office:value="94.2477796076938">
            <text:p>94.25</text:p>
          </table:table-cell>
          <table:table-cell table:formula="of:=2*PI()*([.F1]/2)" office:value-type="float" office:value="188.495559215388">
            <text:p>188.5</text:p>
          </table:table-cell>
          <table:table-cell table:formula="of:=2*PI()*([.G1]/2)" office:value-type="float" office:value="376.991118430775">
            <text:p>376.99</text:p>
          </table:table-cell>
          <table:table-cell table:formula="of:=2*PI()*([.H1]/2)" office:value-type="float" office:value="753.98223686155">
            <text:p>753.98</text:p>
          </table:table-cell>
          <table:table-cell table:formula="of:=2*PI()*([.I1]/2)" office:value-type="float" office:value="1507.9644737231">
            <text:p>1507.96</text:p>
          </table:table-cell>
          <table:table-cell table:formula="of:=2*PI()*([.J1]/2)" office:value-type="float" office:value="3015.9289474462">
            <text:p>3015.93</text:p>
          </table:table-cell>
          <table:table-cell table:formula="of:=2*PI()*([.K1]/2)" office:value-type="float" office:value="6031.8578948924">
            <text:p>6031.86</text:p>
          </table:table-cell>
          <table:table-cell table:formula="of:=2*PI()*([.L1]/2)" office:value-type="float" office:value="12063.7157897848">
            <text:p>12063.72</text:p>
          </table:table-cell>
          <table:table-cell table:formula="of:=2*PI()*([.M1]/2)" office:value-type="float" office:value="24127.4315795696">
            <text:p>24127.43</text:p>
          </table:table-cell>
          <table:table-cell table:formula="of:=2*PI()*([.N1]/2)" office:value-type="float" office:value="48254.8631591392">
            <text:p>48254.86</text:p>
          </table:table-cell>
          <table:table-cell table:formula="of:=2*PI()*([.O1]/2)" office:value-type="float" office:value="96509.7263182784">
            <text:p>96509.73</text:p>
          </table:table-cell>
          <table:table-cell table:formula="of:=2*PI()*([.P1]/2)" office:value-type="float" office:value="193019.452636557">
            <text:p>193019.45</text:p>
          </table:table-cell>
          <table:table-cell table:number-columns-repeated="10"/>
        </table:table-row>
        <table:table-row table:style-name="ro1">
          <table:table-cell office:value-type="string">
            <text:p>Tower taken</text:p>
          </table:table-cell>
          <table:table-cell table:formula="of:=[.B4]*[.B7]" office:value-type="float" office:value="0.13068">
            <text:p>0.13</text:p>
          </table:table-cell>
          <table:table-cell table:formula="of:=[.C4]*[.C7]" office:value-type="float" office:value="0.396">
            <text:p>0.4</text:p>
          </table:table-cell>
          <table:table-cell table:formula="of:=[.D4]*[.D7]" office:value-type="float" office:value="1.2">
            <text:p>1.2</text:p>
          </table:table-cell>
          <table:table-cell table:formula="of:=[.E4]*[.E7]" office:value-type="float" office:value="2.394">
            <text:p>2.39</text:p>
          </table:table-cell>
          <table:table-cell table:formula="of:=[.F4]*[.F7]" office:value-type="float" office:value="4.77603">
            <text:p>4.78</text:p>
          </table:table-cell>
          <table:table-cell table:formula="of:=[.G4]*[.G7]" office:value-type="float" office:value="9.52817985">
            <text:p>9.53</text:p>
          </table:table-cell>
          <table:table-cell table:formula="of:=[.H4]*[.H7]" office:value-type="float" office:value="19.2433943415">
            <text:p>19.24</text:p>
          </table:table-cell>
          <table:table-cell table:formula="of:=[.I4]*[.I7]" office:value-type="float" office:value="38.70269018049">
            <text:p>38.7</text:p>
          </table:table-cell>
          <table:table-cell table:formula="of:=[.J4]*[.J7]" office:value-type="float" office:value="77.2118669100775">
            <text:p>77.21</text:p>
          </table:table-cell>
          <table:table-cell table:formula="of:=[.K4]*[.K7]" office:value-type="float" office:value="154.589780845768">
            <text:p>154.59</text:p>
          </table:table-cell>
          <table:table-cell table:formula="of:=[.L4]*[.L7]" office:value-type="float" office:value="308.406612787307">
            <text:p>308.41</text:p>
          </table:table-cell>
          <table:table-cell table:formula="of:=[.M4]*[.M7]" office:value-type="float" office:value="616.813225574615">
            <text:p>616.81</text:p>
          </table:table-cell>
          <table:table-cell table:formula="of:=[.N4]*[.N7]" office:value-type="float" office:value="1234.93187596526">
            <text:p>1234.93</text:p>
          </table:table-cell>
          <table:table-cell table:formula="of:=[.O4]*[.O7]" office:value-type="float" office:value="2471.6043183519">
            <text:p>2471.6</text:p>
          </table:table-cell>
          <table:table-cell table:formula="of:=[.P4]*[.P7]" office:value-type="float" office:value="4943.20863670379">
            <text:p>4943.21</text:p>
          </table:table-cell>
          <table:table-cell table:number-columns-repeated="10"/>
        </table:table-row>
        <table:table-row table:style-name="ro2">
          <table:table-cell office:value-type="string">
            <text:p>Increase rate Tower Num</text:p>
          </table:table-cell>
          <table:table-cell/>
          <table:table-cell office:value-type="float" office:value="1.5">
            <text:p>1.5</text:p>
          </table:table-cell>
          <table:table-cell table:style-name="ce2" table:formula="of:=ROUND([.D9]/[.D8];4)" office:value-type="percentage" office:value="0.0255">
            <text:p>2.55%</text:p>
          </table:table-cell>
          <table:table-cell table:style-name="ce2" table:formula="of:=ROUND([.E9]/[.E8];4)" office:value-type="percentage" office:value="0.0254">
            <text:p>2.54%</text:p>
          </table:table-cell>
          <table:table-cell table:style-name="ce2" table:formula="of:=ROUND([.F9]/[.F8];4)" office:value-type="percentage" office:value="0.0253">
            <text:p>2.53%</text:p>
          </table:table-cell>
          <table:table-cell table:style-name="ce2" table:formula="of:=ROUND([.G9]/[.G8];4)" office:value-type="percentage" office:value="0.0253">
            <text:p>2.53%</text:p>
          </table:table-cell>
          <table:table-cell table:style-name="ce2" table:formula="of:=ROUND([.H9]/[.H8];4)" office:value-type="percentage" office:value="0.0255">
            <text:p>2.55%</text:p>
          </table:table-cell>
          <table:table-cell table:style-name="ce2" table:formula="of:=ROUND([.I9]/[.I8];4)" office:value-type="percentage" office:value="0.0257">
            <text:p>2.57%</text:p>
          </table:table-cell>
          <table:table-cell table:style-name="ce2" table:formula="of:=ROUND([.J9]/[.J8];4)" office:value-type="percentage" office:value="0.0256">
            <text:p>2.56%</text:p>
          </table:table-cell>
          <table:table-cell table:style-name="ce2" table:formula="of:=ROUND([.K9]/[.K8];4)" office:value-type="percentage" office:value="0.0256">
            <text:p>2.56%</text:p>
          </table:table-cell>
          <table:table-cell table:style-name="ce2" table:formula="of:=ROUND([.L9]/[.L8];4)" office:value-type="percentage" office:value="0.0256">
            <text:p>2.56%</text:p>
          </table:table-cell>
          <table:table-cell table:style-name="ce2" table:formula="of:=ROUND([.M9]/[.M8];4)" office:value-type="percentage" office:value="0.0256">
            <text:p>2.56%</text:p>
          </table:table-cell>
          <table:table-cell table:style-name="ce2" table:formula="of:=ROUND([.N9]/[.N8];4)" office:value-type="percentage" office:value="0.0256">
            <text:p>2.56%</text:p>
          </table:table-cell>
          <table:table-cell table:style-name="ce2" table:formula="of:=ROUND([.O9]/[.O8];4)" office:value-type="percentage" office:value="0.0256">
            <text:p>2.56%</text:p>
          </table:table-cell>
          <table:table-cell table:style-name="ce2" table:formula="of:=ROUND([.P9]/[.P8];4)" office:value-type="percentage" office:value="0.0256">
            <text:p>2.56%</text:p>
          </table:table-cell>
          <table:table-cell table:number-columns-repeated="10"/>
        </table:table-row>
        <table:table-row table:style-name="ro1">
          <table:table-cell office:value-type="string">
            <text:p>Increase rate City</text:p>
          </table:table-cell>
          <table:table-cell/>
          <table:table-cell office:value-type="float" office:value="2">
            <text:p>2</text:p>
          </table:table-cell>
          <table:table-cell table:formula="of:=[.D8]/[.D7]" office:value-type="float" office:value="5.89048622548086">
            <text:p>5.89</text:p>
          </table:table-cell>
          <table:table-cell table:formula="of:=[.E8]/[.E7]" office:value-type="float" office:value="7.85398163397448">
            <text:p>7.85</text:p>
          </table:table-cell>
          <table:table-cell table:formula="of:=[.F8]/[.F7]" office:value-type="float" office:value="10.471975511966">
            <text:p>10.47</text:p>
          </table:table-cell>
          <table:table-cell table:formula="of:=[.G8]/[.G7]" office:value-type="float" office:value="13.9626340159546">
            <text:p>13.96</text:p>
          </table:table-cell>
          <table:table-cell table:formula="of:=[.H8]/[.H7]" office:value-type="float" office:value="18.3898106551598">
            <text:p>18.39</text:p>
          </table:table-cell>
          <table:table-cell table:formula="of:=[.I8]/[.I7]" office:value-type="float" office:value="24.3220076406952">
            <text:p>24.32</text:p>
          </table:table-cell>
          <table:table-cell table:formula="of:=[.J8]/[.J7]" office:value-type="float" office:value="32.4293435209269">
            <text:p>32.43</text:p>
          </table:table-cell>
          <table:table-cell table:formula="of:=[.K8]/[.K7]" office:value-type="float" office:value="43.0846992492315">
            <text:p>43.08</text:p>
          </table:table-cell>
          <table:table-cell table:formula="of:=[.L8]/[.L7]" office:value-type="float" office:value="57.4462656656419">
            <text:p>57.45</text:p>
          </table:table-cell>
          <table:table-cell table:formula="of:=[.M8]/[.M7]" office:value-type="float" office:value="76.5950208875226">
            <text:p>76.6</text:p>
          </table:table-cell>
          <table:table-cell table:formula="of:=[.N8]/[.N7]" office:value-type="float" office:value="102.018738179998">
            <text:p>102.02</text:p>
          </table:table-cell>
          <table:table-cell table:formula="of:=[.O8]/[.O7]" office:value-type="float" office:value="135.929191997575">
            <text:p>135.93</text:p>
          </table:table-cell>
          <table:table-cell table:formula="of:=[.P8]/[.P7]" office:value-type="float" office:value="181.238922663434">
            <text:p>181.24</text:p>
          </table:table-cell>
          <table:table-cell table:number-columns-repeated="10"/>
        </table:table-row>
        <table:table-row table:style-name="ro2">
          <table:table-cell office:value-type="string">
            <text:p>Increase rate Tower Dia</text:p>
          </table:table-cell>
          <table:table-cell/>
          <table:table-cell table:style-name="ce2" table:formula="of:=1+(1/3)" office:value-type="percentage" office:value="1.33333333333333">
            <text:p>133.33%</text:p>
          </table:table-cell>
          <table:table-cell table:formula="of:=2-[.C12]" office:value-type="percentage" office:value="0.666666666666667">
            <text:p>66.67%</text:p>
          </table:table-cell>
          <table:table-cell table:style-name="ce2" table:formula="of:=(1-(([.E6]-[.D6])/[.E6]))" office:value-type="percentage" office:value="0.392156862745098">
            <text:p>39.22%</text:p>
          </table:table-cell>
          <table:table-cell table:style-name="ce2" table:formula="of:=(1-(([.F6]-[.E6])/[.F6]))" office:value-type="percentage" office:value="0.393700787401575">
            <text:p>39.37%</text:p>
          </table:table-cell>
          <table:table-cell table:style-name="ce2" table:formula="of:=(1-(([.G6]-[.F6])/[.G6]))" office:value-type="percentage" office:value="0.395256916996047">
            <text:p>39.53%</text:p>
          </table:table-cell>
          <table:table-cell table:style-name="ce2" table:formula="of:=(1-(([.H6]-[.G6])/[.H6]))" office:value-type="percentage" office:value="0.395256916996047">
            <text:p>39.53%</text:p>
          </table:table-cell>
          <table:table-cell table:style-name="ce2" table:formula="of:=(1-(([.I6]-[.H6])/[.I6]))" office:value-type="percentage" office:value="0.392156862745098">
            <text:p>39.22%</text:p>
          </table:table-cell>
          <table:table-cell table:style-name="ce2" table:formula="of:=(1-(([.J6]-[.I6])/[.J6]))" office:value-type="percentage" office:value="0.389105058365759">
            <text:p>38.91%</text:p>
          </table:table-cell>
          <table:table-cell table:style-name="ce2" table:formula="of:=(1-(([.K6]-[.J6])/[.K6]))" office:value-type="percentage" office:value="0.390625">
            <text:p>39.06%</text:p>
          </table:table-cell>
          <table:table-cell table:style-name="ce2" table:formula="of:=(1-(([.L6]-[.K6])/[.L6]))" office:value-type="percentage" office:value="0.390625">
            <text:p>39.06%</text:p>
          </table:table-cell>
          <table:table-cell table:number-columns-repeated="14"/>
        </table:table-row>
        <table:table-row table:style-name="ro1">
          <table:table-cell office:value-type="string">
            <text:p>Normal Angle</text:p>
          </table:table-cell>
          <table:table-cell/>
          <table:table-cell table:formula="of:=180/[.C7]-10+100" office:value-type="float" office:value="135">
            <text:p>135</text:p>
          </table:table-cell>
          <table:table-cell table:formula="of:=180/[.D7]-10+100" office:value-type="float" office:value="112.5">
            <text:p>112.5</text:p>
          </table:table-cell>
          <table:table-cell table:formula="of:=180/[.E7]-10+100" office:value-type="float" office:value="105">
            <text:p>105</text:p>
          </table:table-cell>
          <table:table-cell table:formula="of:=180/[.F7]-10+100" office:value-type="float" office:value="100">
            <text:p>100</text:p>
          </table:table-cell>
          <table:table-cell table:formula="of:=180/[.G7]-10+100" office:value-type="float" office:value="96.6666666666667">
            <text:p>96.67</text:p>
          </table:table-cell>
          <table:table-cell table:formula="of:=180/[.H7]-10+100" office:value-type="float" office:value="94.390243902439">
            <text:p>94.39</text:p>
          </table:table-cell>
          <table:table-cell table:formula="of:=180/[.I7]-10+100" office:value-type="float" office:value="92.9032258064516">
            <text:p>92.9</text:p>
          </table:table-cell>
          <table:table-cell table:formula="of:=180/[.J7]-10+100" office:value-type="float" office:value="91.9354838709677">
            <text:p>91.94</text:p>
          </table:table-cell>
          <table:table-cell table:formula="of:=180/[.K7]-10+100" office:value-type="float" office:value="91.2857142857143">
            <text:p>91.29</text:p>
          </table:table-cell>
          <table:table-cell table:formula="of:=180/[.L7]-10+100" office:value-type="float" office:value="90.8571428571429">
            <text:p>90.86</text:p>
          </table:table-cell>
          <table:table-cell table:formula="of:=180/[.M7]-10+100" office:value-type="float" office:value="90.5714285714286">
            <text:p>90.57</text:p>
          </table:table-cell>
          <table:table-cell table:formula="of:=180/[.N7]-10+100" office:value-type="float" office:value="90.3805496828753">
            <text:p>90.38</text:p>
          </table:table-cell>
          <table:table-cell table:formula="of:=180/[.O7]-10+100" office:value-type="float" office:value="90.2535211267606">
            <text:p>90.25</text:p>
          </table:table-cell>
          <table:table-cell table:formula="of:=180/[.P7]-10+100" office:value-type="float" office:value="90.169014084507">
            <text:p>90.17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360-(360/[.E7])" office:value-type="float" office:value="330">
            <text:p>330</text:p>
          </table:table-cell>
          <table:table-cell table:formula="of:=360-(360/[.F7])" office:value-type="float" office:value="340">
            <text:p>340</text:p>
          </table:table-cell>
          <table:table-cell table:formula="of:=360-(360/[.G7])" office:value-type="float" office:value="346.666666666667">
            <text:p>346.67</text:p>
          </table:table-cell>
          <table:table-cell table:formula="of:=360-(360/[.H7])" office:value-type="float" office:value="351.219512195122">
            <text:p>351.22</text:p>
          </table:table-cell>
          <table:table-cell table:formula="of:=360-(360/[.I7])" office:value-type="float" office:value="354.193548387097">
            <text:p>354.19</text:p>
          </table:table-cell>
          <table:table-cell table:formula="of:=360-(360/[.J7])" office:value-type="float" office:value="356.129032258064">
            <text:p>356.13</text:p>
          </table:table-cell>
          <table:table-cell table:formula="of:=360-(360/[.K7])" office:value-type="float" office:value="357.428571428571">
            <text:p>357.43</text:p>
          </table:table-cell>
          <table:table-cell table:formula="of:=360-(360/[.L7])" office:value-type="float" office:value="358.285714285714">
            <text:p>358.29</text:p>
          </table:table-cell>
          <table:table-cell table:formula="of:=360-(360/[.M7])" office:value-type="float" office:value="358.857142857143">
            <text:p>358.86</text:p>
          </table:table-cell>
          <table:table-cell table:formula="of:=360-(360/[.N7])" office:value-type="float" office:value="359.238900634249">
            <text:p>359.24</text:p>
          </table:table-cell>
          <table:table-cell table:formula="of:=360-(360/[.O7])" office:value-type="float" office:value="359.492957746479">
            <text:p>359.49</text:p>
          </table:table-cell>
          <table:table-cell table:formula="of:=360-(360/[.P7])" office:value-type="float" office:value="359.661971830986">
            <text:p>359.66</text:p>
          </table:table-cell>
          <table:table-cell table:number-columns-repeated="10"/>
        </table:table-row>
        <table:table-row table:style-name="ro1">
          <table:table-cell office:value-type="string">
            <text:p>City Diameter</text:p>
          </table:table-cell>
          <table:table-cell table:formula="of:=[.B1]*[.$D$12]" office:value-type="float" office:value="2.5">
            <text:p>2.5</text:p>
          </table:table-cell>
          <table:table-cell table:formula="of:=[.C1]*[.$D$12]" office:value-type="float" office:value="5">
            <text:p>5</text:p>
          </table:table-cell>
          <table:table-cell table:formula="of:=[.D1]*[.$D$12]" office:value-type="float" office:value="10">
            <text:p>10</text:p>
          </table:table-cell>
          <table:table-cell table:formula="of:=[.E1]*[.$D$12]" office:value-type="float" office:value="20">
            <text:p>20</text:p>
          </table:table-cell>
          <table:table-cell table:formula="of:=[.F1]*[.$D$12]" office:value-type="float" office:value="40">
            <text:p>40</text:p>
          </table:table-cell>
          <table:table-cell table:formula="of:=[.G1]*[.$D$12]" office:value-type="float" office:value="80">
            <text:p>80</text:p>
          </table:table-cell>
          <table:table-cell table:formula="of:=[.H1]*[.$D$12]" office:value-type="float" office:value="160">
            <text:p>160</text:p>
          </table:table-cell>
          <table:table-cell table:formula="of:=[.I1]*[.$D$12]" office:value-type="float" office:value="320">
            <text:p>320</text:p>
          </table:table-cell>
          <table:table-cell table:formula="of:=[.J1]*[.$D$12]" office:value-type="float" office:value="640">
            <text:p>640</text:p>
          </table:table-cell>
          <table:table-cell table:formula="of:=[.K1]*[.$D$12]" office:value-type="float" office:value="1280">
            <text:p>1280</text:p>
          </table:table-cell>
          <table:table-cell table:formula="of:=[.L1]*[.$D$12]" office:value-type="float" office:value="2560">
            <text:p>2560</text:p>
          </table:table-cell>
          <table:table-cell table:formula="of:=[.M1]*[.$D$12]" office:value-type="float" office:value="5120">
            <text:p>5120</text:p>
          </table:table-cell>
          <table:table-cell table:formula="of:=[.N1]*[.$D$12]" office:value-type="float" office:value="10240">
            <text:p>10240</text:p>
          </table:table-cell>
          <table:table-cell table:formula="of:=[.O1]*[.$D$12]" office:value-type="float" office:value="20480">
            <text:p>20480</text:p>
          </table:table-cell>
          <table:table-cell table:formula="of:=[.P1]*[.$D$12]" office:value-type="float" office:value="40960">
            <text:p>40960</text:p>
          </table:table-cell>
          <table:table-cell table:number-columns-repeated="10"/>
        </table:table-row>
        <table:table-row table:style-name="ro1">
          <table:table-cell office:value-type="string">
            <text:p>City Thickness</text:p>
          </table:table-cell>
          <table:table-cell table:formula="of:=[.C16]*[.$D$12]" office:value-type="float" office:value="0.177777777777778">
            <text:p>0.18</text:p>
            <draw:frame table:end-cell-address="Data.O46" table:end-x="0.6047in" table:end-y="0.0618in" draw:z-index="0" draw:style-name="gr1" svg:width="11.8941in" svg:height="5.235in" svg:x="0.0776in" svg:y="0.161in">
              <draw:object draw:notify-on-update-of-ranges="Data.A1:Data.A1 Data.B1:Data.L1 Data.A4:Data.A4 Data.B4:Data.L4 Data.A7:Data.A7 Data.B7:Data.L7 Data.A8:Data.A8 Data.B8:Data.L8 Data.A9:Data.A9 Data.B9:Data.L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D16]*[.$D$12]" office:value-type="float" office:value="0.266666666666667">
            <text:p>0.27</text:p>
          </table:table-cell>
          <table:table-cell table:formula="of:=[.E16]*[.$D$12]"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formula="of:=[.E16]*[.$C$12]" office:value-type="float" office:value="0.8">
            <text:p>0.8</text:p>
          </table:table-cell>
          <table:table-cell table:formula="of:=[.F16]*[.$C$12]" office:value-type="float" office:value="1.06666666666667">
            <text:p>1.07</text:p>
          </table:table-cell>
          <table:table-cell table:formula="of:=[.G16]*[.$C$12]" office:value-type="float" office:value="1.42222222222222">
            <text:p>1.42</text:p>
          </table:table-cell>
          <table:table-cell table:formula="of:=[.H16]*[.$C$12]" office:value-type="float" office:value="1.8962962962963">
            <text:p>1.9</text:p>
          </table:table-cell>
          <table:table-cell table:formula="of:=[.I16]*[.$C$12]" office:value-type="float" office:value="2.52839506172839">
            <text:p>2.53</text:p>
          </table:table-cell>
          <table:table-cell table:formula="of:=[.J16]*[.$C$12]" office:value-type="float" office:value="3.37119341563786">
            <text:p>3.37</text:p>
          </table:table-cell>
          <table:table-cell table:formula="of:=[.K16]*[.$C$12]" office:value-type="float" office:value="4.49492455418381">
            <text:p>4.49</text:p>
          </table:table-cell>
          <table:table-cell table:formula="of:=[.L16]*[.$C$12]" office:value-type="float" office:value="5.99323273891175">
            <text:p>5.99</text:p>
          </table:table-cell>
          <table:table-cell table:formula="of:=[.M16]*[.$C$12]" office:value-type="float" office:value="7.99097698521566">
            <text:p>7.99</text:p>
          </table:table-cell>
          <table:table-cell table:formula="of:=[.N16]*[.$C$12]" office:value-type="float" office:value="10.6546359802876">
            <text:p>10.65</text:p>
          </table:table-cell>
          <table:table-cell table:formula="of:=[.O16]*[.$C$12]" office:value-type="float" office:value="14.2061813070501">
            <text:p>14.21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05/29/2010</text:date>, <text:time>00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ttle Kreen</meta:initial-creator>
    <meta:creation-date>2009-10-22T01:53:59.78</meta:creation-date>
    <dc:date>2010-05-29T00:09:50.41</dc:date>
    <dc:creator>chris nelson</dc:creator>
    <meta:editing-duration>PT121H46M59S</meta:editing-duration>
    <meta:editing-cycles>4</meta:editing-cycles>
    <meta:generator>OpenOffice.org/3.2$Win32 OpenOffice.org_project/320m12$Build-9483</meta:generator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212cm" svg:height="13.298cm" xlink:href=".." chart:class="chart:line" chart:style-name="ch1">
        <chart:legend chart:legend-position="end" svg:x="26.921cm" svg:y="5.487cm" chart:style-name="ch2"/>
        <chart:plot-area chart:style-name="ch3" table:cell-range-address="Data.A1:Data.L1 Data.A4:Data.L4 Data.A7:Data.L9" chart:data-source-has-labels="column" svg:x="0.604cm" svg:y="0.265cm" svg:width="25.714cm" svg:height="12.50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1:Data.L1" chart:label-cell-address="Data.A1:Data.A1" chart:class="chart:line">
            <chart:data-point chart:repeated="11"/>
          </chart:series>
          <chart:series chart:style-name="ch8" chart:values-cell-range-address="Data.B4:Data.L4" chart:label-cell-address="Data.A4:Data.A4" chart:class="chart:line">
            <chart:data-point chart:repeated="11"/>
          </chart:series>
          <chart:series chart:style-name="ch9" chart:values-cell-range-address="Data.B7:Data.L7" chart:label-cell-address="Data.A7:Data.A7" chart:class="chart:line">
            <chart:data-point chart:repeated="11"/>
          </chart:series>
          <chart:series chart:style-name="ch10" chart:values-cell-range-address="Data.B8:Data.L8" chart:label-cell-address="Data.A8:Data.A8" chart:class="chart:line">
            <chart:data-point chart:repeated="11"/>
          </chart:series>
          <chart:series chart:style-name="ch11" chart:values-cell-range-address="Data.B9:Data.L9" chart:label-cell-address="Data.A9:Data.A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Data.A1:Data.A1">Ring Diameter</text:p>
              </table:table-cell>
              <table:table-cell office:value-type="float" office:value="3.75">
                <text:p text:id="Data.B1:Data.L1">3.75</text:p>
              </table:table-cell>
              <table:table-cell office:value-type="float" office:value="7.5">
                <text:p>7.5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480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1920">
                <text:p>192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 text:id="Data.A4:Data.A4">Tower Diameter</text:p>
              </table:table-cell>
              <table:table-cell office:value-type="float" office:value="0.06534">
                <text:p text:id="Data.B4:Data.L4">0.06534</text:p>
              </table:table-cell>
              <table:table-cell office:value-type="float" office:value="0.099">
                <text:p>0.099</text:p>
              </table:table-cell>
              <table:table-cell office:value-type="float" office:value="0.15">
                <text:p>0.15</text:p>
              </table:table-cell>
              <table:table-cell office:value-type="float" office:value="0.1995">
                <text:p>0.1995</text:p>
              </table:table-cell>
              <table:table-cell office:value-type="float" office:value="0.265335">
                <text:p>0.265335</text:p>
              </table:table-cell>
              <table:table-cell office:value-type="float" office:value="0.35289555">
                <text:p>0.35289555</text:p>
              </table:table-cell>
              <table:table-cell office:value-type="float" office:value="0.4693510815">
                <text:p>0.4693510815</text:p>
              </table:table-cell>
              <table:table-cell office:value-type="float" office:value="0.624236938395">
                <text:p>0.624236938395</text:p>
              </table:table-cell>
              <table:table-cell office:value-type="float" office:value="0.83023512806535">
                <text:p>0.83023512806535</text:p>
              </table:table-cell>
              <table:table-cell office:value-type="float" office:value="1.10421272032692">
                <text:p>1.10421272032692</text:p>
              </table:table-cell>
              <table:table-cell office:value-type="float" office:value="1.4686029180348">
                <text:p>1.4686029180348</text:p>
              </table:table-cell>
            </table:table-row>
            <table:table-row>
              <table:table-cell office:value-type="string">
                <text:p text:id="Data.A7:Data.A7"># of Towers</text:p>
              </table:table-cell>
              <table:table-cell office:value-type="float" office:value="2">
                <text:p text:id="Data.B7:Data.L7"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  <table:table-cell office:value-type="float" office:value="93">
                <text:p>93</text:p>
              </table:table-cell>
              <table:table-cell office:value-type="float" office:value="140">
                <text:p>1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 text:id="Data.A8:Data.A8">Perimeter</text:p>
              </table:table-cell>
              <table:table-cell office:value-type="float" office:value="11.7809724509617">
                <text:p text:id="Data.B8:Data.L8">11.7809724509617</text:p>
              </table:table-cell>
              <table:table-cell office:value-type="float" office:value="23.5619449019234">
                <text:p>23.5619449019234</text:p>
              </table:table-cell>
              <table:table-cell office:value-type="float" office:value="47.1238898038469">
                <text:p>47.1238898038469</text:p>
              </table:table-cell>
              <table:table-cell office:value-type="float" office:value="94.2477796076938">
                <text:p>94.2477796076938</text:p>
              </table:table-cell>
              <table:table-cell office:value-type="float" office:value="188.495559215388">
                <text:p>188.495559215388</text:p>
              </table:table-cell>
              <table:table-cell office:value-type="float" office:value="376.991118430775">
                <text:p>376.991118430775</text:p>
              </table:table-cell>
              <table:table-cell office:value-type="float" office:value="753.98223686155">
                <text:p>753.98223686155</text:p>
              </table:table-cell>
              <table:table-cell office:value-type="float" office:value="1507.9644737231">
                <text:p>1507.9644737231</text:p>
              </table:table-cell>
              <table:table-cell office:value-type="float" office:value="3015.9289474462">
                <text:p>3015.9289474462</text:p>
              </table:table-cell>
              <table:table-cell office:value-type="float" office:value="6031.8578948924">
                <text:p>6031.8578948924</text:p>
              </table:table-cell>
              <table:table-cell office:value-type="float" office:value="12063.7157897848">
                <text:p>12063.7157897848</text:p>
              </table:table-cell>
            </table:table-row>
            <table:table-row>
              <table:table-cell office:value-type="string">
                <text:p text:id="Data.A9:Data.A9">Tower taken</text:p>
              </table:table-cell>
              <table:table-cell office:value-type="float" office:value="0.13068">
                <text:p text:id="Data.B9:Data.L9">0.13068</text:p>
              </table:table-cell>
              <table:table-cell office:value-type="float" office:value="0.396">
                <text:p>0.396</text:p>
              </table:table-cell>
              <table:table-cell office:value-type="float" office:value="1.2">
                <text:p>1.2</text:p>
              </table:table-cell>
              <table:table-cell office:value-type="float" office:value="2.394">
                <text:p>2.394</text:p>
              </table:table-cell>
              <table:table-cell office:value-type="float" office:value="4.77603">
                <text:p>4.77603</text:p>
              </table:table-cell>
              <table:table-cell office:value-type="float" office:value="9.52817985">
                <text:p>9.52817985</text:p>
              </table:table-cell>
              <table:table-cell office:value-type="float" office:value="19.2433943415">
                <text:p>19.2433943415</text:p>
              </table:table-cell>
              <table:table-cell office:value-type="float" office:value="38.70269018049">
                <text:p>38.70269018049</text:p>
              </table:table-cell>
              <table:table-cell office:value-type="float" office:value="77.2118669100775">
                <text:p>77.2118669100775</text:p>
              </table:table-cell>
              <table:table-cell office:value-type="float" office:value="154.589780845768">
                <text:p>154.589780845768</text:p>
              </table:table-cell>
              <table:table-cell office:value-type="float" office:value="308.406612787307">
                <text:p>308.406612787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